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paragraph-properties fo:text-align="center"/>
    </style:style>
    <style:style style:name="P3" style:parent-style-name="Standaard" style:family="paragraph">
      <style:paragraph-properties fo:text-align="center"/>
    </style:style>
    <style:style style:name="P4" style:parent-style-name="Standaard" style:family="paragraph">
      <style:paragraph-properties fo:text-align="center"/>
    </style:style>
    <style:style style:name="P5" style:parent-style-name="Standaard" style:family="paragraph">
      <style:paragraph-properties fo:text-align="center"/>
    </style:style>
    <style:style style:name="P6" style:parent-style-name="Standaard" style:family="paragraph">
      <style:paragraph-properties fo:text-align="center"/>
    </style:style>
    <style:style style:name="P7" style:parent-style-name="Standaard" style:family="paragraph">
      <style:paragraph-properties fo:text-align="center"/>
    </style:style>
    <style:style style:name="P8" style:parent-style-name="Standaard" style:family="paragraph">
      <style:paragraph-properties fo:text-align="center"/>
    </style:style>
    <style:style style:name="P9" style:parent-style-name="Standaard" style:family="paragraph">
      <style:paragraph-properties fo:text-align="center"/>
    </style:style>
    <style:style style:name="P10" style:parent-style-name="Standaard" style:family="paragraph">
      <style:paragraph-properties fo:text-align="center"/>
    </style:style>
    <style:style style:name="P11" style:parent-style-name="Standaard" style:family="paragraph">
      <style:paragraph-properties fo:text-align="center"/>
    </style:style>
    <style:style style:name="P12" style:parent-style-name="Standaard" style:family="paragraph">
      <style:paragraph-properties fo:text-align="center"/>
    </style:style>
    <style:style style:name="P13" style:parent-style-name="Standaard" style:family="paragraph">
      <style:paragraph-properties fo:text-align="center"/>
    </style:style>
    <style:style style:name="P14" style:parent-style-name="Standaard" style:family="paragraph">
      <style:paragraph-properties fo:text-align="center"/>
    </style:style>
    <style:style style:name="P15" style:parent-style-name="Standaard" style:family="paragraph">
      <style:paragraph-properties fo:text-align="center"/>
    </style:style>
    <style:style style:name="P16" style:parent-style-name="Standaard" style:family="paragraph">
      <style:paragraph-properties fo:text-align="center"/>
    </style:style>
    <style:style style:name="P17" style:parent-style-name="Standaard" style:family="paragraph">
      <style:paragraph-properties fo:text-align="center"/>
    </style:style>
    <style:style style:name="P18" style:parent-style-name="Standaard" style:family="paragraph">
      <style:paragraph-properties fo:text-align="center"/>
    </style:style>
    <style:style style:name="P19" style:parent-style-name="Standaard" style:family="paragraph">
      <style:paragraph-properties fo:text-align="center"/>
    </style:style>
    <style:style style:name="P20" style:parent-style-name="Standaard" style:family="paragraph">
      <style:paragraph-properties fo:text-align="center"/>
    </style:style>
    <style:style style:name="P21" style:parent-style-name="Standaard" style:family="paragraph">
      <style:paragraph-properties fo:text-align="center"/>
    </style:style>
    <style:style style:name="P22" style:parent-style-name="Standaard" style:family="paragraph">
      <style:paragraph-properties fo:text-align="center"/>
    </style:style>
    <style:style style:name="P23" style:parent-style-name="Standaard" style:family="paragraph">
      <style:paragraph-properties fo:text-align="center"/>
    </style:style>
    <style:style style:name="P24" style:parent-style-name="Standaard" style:family="paragraph">
      <style:paragraph-properties fo:text-align="center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none" draw:stroke="solid" svg:stroke-width="0.00694in" svg:stroke-color="#843c0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>
      <style:graphic-properties style:wrap="run-through" style:run-through="foreground" draw:fill="none" draw:stroke="solid" svg:stroke-width="0.00694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0694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843c0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843c0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843c0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style:wrap="run-through" style:run-through="foreground" draw:fill="none" draw:stroke="solid" svg:stroke-width="0.00694in" svg:stroke-color="#ed7d31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5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0694in" svg:stroke-color="#843c0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none" draw:stroke="solid" svg:stroke-width="0.00694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0694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draw:fill="none" draw:stroke="solid" svg:stroke-width="0.00694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custom-shape svg:x="6.09097in" svg:y="3.53264in" svg:width="0.69167in" svg:height="0.69167in" draw:z-index="251700224" draw:id="id0" draw:style-name="a0" draw:name="Rechthoek 5" text:anchor-type="paragraph"><svg:title/><svg:desc/><text:p text:style-name="P2">Stukje1</text:p><draw:enhanced-geometry draw:type="non-primitive" svg:viewBox="0 0 21600 21600" draw:enhanced-path="M 0 0 L 21600 0 21600 21600 0 21600 Z N"/></draw:custom-shape><draw:custom-shape svg:x="5.68264in" svg:y="4.69931in" svg:width="0.69167in" svg:height="0.69167in" draw:z-index="251681792" draw:id="id1" draw:style-name="a1" draw:name="Rechthoek 5" text:anchor-type="paragraph"><svg:title/><svg:desc/><text:p text:style-name="P3">Stukje1</text:p><draw:enhanced-geometry draw:type="non-primitive" svg:viewBox="0 0 21600 21600" draw:enhanced-path="M 0 0 L 21600 0 21600 21600 0 21600 Z N"/></draw:custom-shape><draw:custom-shape svg:x="5.94097in" svg:y="2.51597in" svg:width="0.69167in" svg:height="0.69167in" draw:z-index="251673600" draw:id="id2" draw:style-name="a2" draw:name="Rechthoek 5" text:anchor-type="paragraph"><svg:title/><svg:desc/><text:p text:style-name="P4">Stukje1</text:p><draw:enhanced-geometry draw:type="non-primitive" svg:viewBox="0 0 21600 21600" draw:enhanced-path="M 0 0 L 21600 0 21600 21600 0 21600 Z N"/></draw:custom-shape><draw:custom-shape svg:x="5.95764in" svg:y="1.92431in" svg:width="0.69167in" svg:height="0.69167in" draw:z-index="251683840" draw:id="id3" draw:style-name="a3" draw:name="Rechthoek 5" text:anchor-type="paragraph"><svg:title/><svg:desc/><text:p text:style-name="P5">Stukje1</text:p><draw:enhanced-geometry draw:type="non-primitive" svg:viewBox="0 0 21600 21600" draw:enhanced-path="M 0 0 L 21600 0 21600 21600 0 21600 Z N"/></draw:custom-shape><draw:custom-shape svg:x="7.08403in" svg:y="2.125in" svg:width="0.69167in" svg:height="0.69167in" draw:z-index="251685888" draw:id="id4" draw:style-name="a4" draw:name="Rechthoek 5" text:anchor-type="paragraph"><svg:title/><svg:desc/><text:p text:style-name="P6">Stukje1</text:p><draw:enhanced-geometry draw:type="non-primitive" svg:viewBox="0 0 21600 21600" draw:enhanced-path="M 0 0 L 21600 0 21600 21600 0 21600 Z N"/></draw:custom-shape><draw:connector draw:type="line" svg:x1="3.23264in" svg:y1="4.91597in" svg:x2="4.63264in" svg:y2="1.87431in" draw:z-index="251748352" draw:id="id5" draw:style-name="a5" draw:name="Rechte verbindingslijn 8" text:anchor-type="paragraph"><svg:title/><svg:desc/></draw:connector><draw:connector draw:type="line" svg:x1="-0.31736in" svg:y1="4.74097in" svg:x2="3.21597in" svg:y2="4.92431in" draw:z-index="251742208" draw:id="id6" draw:style-name="a6" draw:name="Rechte verbindingslijn 8" text:anchor-type="paragraph"><svg:title/><svg:desc/></draw:connector><draw:connector draw:type="line" svg:x1="-0.10069in" svg:y1="-0.21736in" svg:x2="0.89931in" svg:y2="0.78264in" draw:z-index="251754496" draw:id="id7" draw:style-name="a7" draw:name="Rechte verbindingslijn 8" text:anchor-type="paragraph"><svg:title/><svg:desc/></draw:connector><draw:connector draw:type="line" svg:x1="4.09931in" svg:y1="0.29931in" svg:x2="2.72431in" svg:y2="1.81597in" draw:z-index="251735040" draw:id="id8" draw:style-name="a8" draw:name="Rechte verbindingslijn 4" text:anchor-type="paragraph"><svg:title/><svg:desc/></draw:connector><draw:connector draw:type="line" svg:x1="3.36597in" svg:y1="0.82431in" svg:x2="4.09097in" svg:y2="0.31597in" draw:z-index="251744256" draw:id="id9" draw:style-name="a9" draw:name="Rechte verbindingslijn 8" text:anchor-type="paragraph"><svg:title/><svg:desc/></draw:connector><draw:connector draw:type="line" svg:x1="3.37431in" svg:y1="0.83264in" svg:x2="2.25764in" svg:y2="0.91597in" draw:z-index="251720704" draw:id="id10" draw:style-name="a10" draw:name="Rechte verbindingslijn 4" text:anchor-type="paragraph"><svg:title/><svg:desc/></draw:connector><draw:connector draw:type="line" svg:x1="2.59097in" svg:y1="3.94097in" svg:x2="2.50764in" svg:y2="3.34931in" draw:z-index="251746304" draw:id="id11" draw:style-name="a11" draw:name="Rechte verbindingslijn 8" text:anchor-type="paragraph"><svg:title/><svg:desc/></draw:connector><draw:connector draw:type="line" svg:x1="1.37431in" svg:y1="3.90764in" svg:x2="2.60764in" svg:y2="3.92431in" draw:z-index="251750400" draw:id="id12" draw:style-name="a12" draw:name="Rechte verbindingslijn 8" text:anchor-type="paragraph"><svg:title/><svg:desc/></draw:connector><draw:connector draw:type="line" svg:x1="-0.10069in" svg:y1="4.72431in" svg:x2="1.41597in" svg:y2="3.87431in" draw:z-index="251752448" draw:id="id13" draw:style-name="a13" draw:name="Rechte verbindingslijn 8" text:anchor-type="paragraph"><svg:title/><svg:desc/></draw:connector><draw:connector draw:type="line" svg:x1="-0.14236in" svg:y1="3.60764in" svg:x2="1.26597in" svg:y2="4.72431in" draw:z-index="251756544" draw:id="id14" draw:style-name="a14" draw:name="Rechte verbindingslijn 8" text:anchor-type="paragraph"><svg:title/><svg:desc/></draw:connector><draw:connector draw:type="line" svg:x1="-0.10903in" svg:y1="4.02431in" svg:x2="1.28264in" svg:y2="4.74097in" draw:z-index="251738112" draw:id="id15" draw:style-name="a15" draw:name="Rechte verbindingslijn 8" text:anchor-type="paragraph"><svg:title/><svg:desc/></draw:connector><draw:connector draw:type="line" svg:x1="0.44931in" svg:y1="3.75764in" svg:x2="-0.00069in" svg:y2="3.40764in" draw:z-index="251758592" draw:id="id16" draw:style-name="a16" draw:name="Rechte verbindingslijn 8" text:anchor-type="paragraph"><svg:title/><svg:desc/></draw:connector><draw:custom-shape svg:x="1.27431in" svg:y="4.04931in" svg:width="0.84167in" svg:height="0.69167in" draw:z-index="251689984" draw:id="id17" draw:style-name="a17" draw:name="Rechthoek 5" text:anchor-type="paragraph"><svg:title/><svg:desc/><text:p text:style-name="P7">Stukje14</text:p><draw:enhanced-geometry draw:type="non-primitive" svg:viewBox="0 0 21600 21600" draw:enhanced-path="M 0 0 L 21600 0 21600 21600 0 21600 Z N"/></draw:custom-shape><draw:connector draw:type="line" svg:x1="1.15764in" svg:y1="3.74931in" svg:x2="1.30764in" svg:y2="4.07431in" draw:z-index="251760640" draw:id="id18" draw:style-name="a18" draw:name="Rechte verbindingslijn 8" text:anchor-type="paragraph"><svg:title/><svg:desc/></draw:connector><draw:connector draw:type="line" svg:x1="2.56597in" svg:y1="3.27431in" svg:x2="2.78264in" svg:y2="3.59931in" draw:z-index="251762688" draw:id="id19" draw:style-name="a19" draw:name="Rechte verbindingslijn 8" text:anchor-type="paragraph"><svg:title/><svg:desc/></draw:connector><draw:custom-shape svg:x="2.76597in" svg:y="3.09931in" svg:width="0.76667in" svg:height="0.69167in" draw:z-index="251687936" draw:id="id20" draw:style-name="a20" draw:name="Rechthoek 5" text:anchor-type="paragraph"><svg:title/><svg:desc/><text:p text:style-name="P8">Stukje12</text:p><draw:enhanced-geometry draw:type="non-primitive" svg:viewBox="0 0 21600 21600" draw:enhanced-path="M 0 0 L 21600 0 21600 21600 0 21600 Z N"/></draw:custom-shape><draw:connector draw:type="line" svg:x1="2.30764in" svg:y1="3.73264in" svg:x2="3.39931in" svg:y2="2.10764in" draw:z-index="251764736" draw:id="id21" draw:style-name="a21" draw:name="Rechte verbindingslijn 8" text:anchor-type="paragraph"><svg:title/><svg:desc/></draw:connector><draw:connector draw:type="line" svg:x1="2.66597in" svg:y1="2.81597in" svg:x2="2.89931in" svg:y2="3.15764in" draw:z-index="251740160" draw:id="id22" draw:style-name="a22" draw:name="Rechte verbindingslijn 8" text:anchor-type="paragraph"><svg:title/><svg:desc/></draw:connector><draw:connector draw:type="line" svg:x1="2.17431in" svg:y1="2.84097in" svg:x2="2.04931in" svg:y2="3.04931in" draw:z-index="251766784" draw:id="id23" draw:style-name="a23" draw:name="Rechte verbindingslijn 8" text:anchor-type="paragraph"><svg:title/><svg:desc/></draw:connector><draw:custom-shape svg:x="1.54097in" svg:y="3.04931in" svg:width="0.80833in" svg:height="0.69167in" draw:z-index="251675648" draw:id="id24" draw:style-name="a24" draw:name="Rechthoek 5" text:anchor-type="paragraph"><svg:title/><svg:desc/><text:p text:style-name="P9">Stukje11</text:p><draw:enhanced-geometry draw:type="non-primitive" svg:viewBox="0 0 21600 21600" draw:enhanced-path="M 0 0 L 21600 0 21600 21600 0 21600 Z N"/></draw:custom-shape><draw:custom-shape svg:x="3.38333in" svg:y="2in" svg:width="0.69167in" svg:height="0.69167in" draw:z-index="251667456" draw:id="id25" draw:style-name="a25" draw:name="Rechthoek 5" text:anchor-type="paragraph"><svg:title/><svg:desc/><text:p text:style-name="P10">Stukje7</text:p><draw:enhanced-geometry draw:type="non-primitive" svg:viewBox="0 0 21600 21600" draw:enhanced-path="M 0 0 L 21600 0 21600 21600 0 21600 Z N"/></draw:custom-shape><draw:custom-shape svg:x="2.08264in" svg:y="2.17431in" svg:width="0.76667in" svg:height="0.69167in" draw:z-index="251679744" draw:id="id26" draw:style-name="a26" draw:name="Rechthoek 5" text:anchor-type="paragraph"><svg:title/><svg:desc/><text:p text:style-name="P11">Stukje10</text:p><draw:enhanced-geometry draw:type="non-primitive" svg:viewBox="0 0 21600 21600" draw:enhanced-path="M 0 0 L 21600 0 21600 21600 0 21600 Z N"/></draw:custom-shape><draw:connector draw:type="line" svg:x1="2.37431in" svg:y1="2.20764in" svg:x2="2.33264in" svg:y2="1.83264in" draw:z-index="251732992" draw:id="id27" draw:style-name="a27" draw:name="Rechte verbindingslijn 4" text:anchor-type="paragraph"><svg:title/><svg:desc/></draw:connector><draw:custom-shape svg:x="-0.83403in" svg:y="4.04097in" svg:width="0.76667in" svg:height="0.69167in" draw:z-index="251669504" draw:id="id28" draw:style-name="a28" draw:name="Rechthoek 5" text:anchor-type="paragraph"><svg:title/><svg:desc/><text:p text:style-name="P12">Stukje15</text:p><draw:enhanced-geometry draw:type="non-primitive" svg:viewBox="0 0 21600 21600" draw:enhanced-path="M 0 0 L 21600 0 21600 21600 0 21600 Z N"/></draw:custom-shape><draw:connector draw:type="line" svg:x1="2.31597in" svg:y1="0.90764in" svg:x2="-0.29236in" svg:y2="3.76597in" draw:z-index="251728896" draw:id="id29" draw:style-name="a29" draw:name="Rechte verbindingslijn 4" text:anchor-type="paragraph"><svg:title/><svg:desc/></draw:connector><draw:connector draw:type="line" svg:x1="-0.71736in" svg:y1="4.11597in" svg:x2="-0.76736in" svg:y2="3.67431in" draw:z-index="251730944" draw:id="id30" draw:style-name="a30" draw:name="Rechte verbindingslijn 4" text:anchor-type="paragraph"><svg:title/><svg:desc/></draw:connector><draw:connector draw:type="line" svg:x1="0.43264in" svg:y1="2.92431in" svg:x2="0.41597in" svg:y2="3.04931in" draw:z-index="251712512" draw:id="id31" draw:style-name="a31" draw:name="Rechte verbindingslijn 4" text:anchor-type="paragraph"><svg:title/><svg:desc/></draw:connector><draw:connector draw:type="line" svg:x1="-0.30903in" svg:y1="3.03264in" svg:x2="-0.21736in" svg:y2="2.88264in" draw:z-index="251714560" draw:id="id32" draw:style-name="a32" draw:name="Rechte verbindingslijn 4" text:anchor-type="paragraph"><svg:title/><svg:desc/></draw:connector><draw:custom-shape svg:x="4.61597in" svg:y="1.89097in" svg:width="0.75833in" svg:height="0.69167in" draw:z-index="251702272" draw:id="id33" draw:style-name="a33" draw:name="Rechthoek 5" text:anchor-type="paragraph"><svg:title/><svg:desc/><text:p text:style-name="P13">Stukje16</text:p><draw:enhanced-geometry draw:type="non-primitive" svg:viewBox="0 0 21600 21600" draw:enhanced-path="M 0 0 L 21600 0 21600 21600 0 21600 Z N"/></draw:custom-shape><draw:connector draw:type="line" svg:x1="3.84097in" svg:y1="1.69931in" svg:x2="3.75764in" svg:y2="1.94931in" draw:z-index="251737088" draw:id="id34" draw:style-name="a34" draw:name="Rechte verbindingslijn 4" text:anchor-type="paragraph"><svg:title/><svg:desc/></draw:connector><draw:custom-shape svg:x="0.03333in" svg:y="3.03264in" svg:width="0.69167in" svg:height="0.69167in" draw:z-index="251671552" draw:id="id35" draw:style-name="a35" draw:name="Rechthoek 5" text:anchor-type="paragraph"><svg:title/><svg:desc/><text:p text:style-name="P14">Stukje6</text:p><draw:enhanced-geometry draw:type="non-primitive" svg:viewBox="0 0 21600 21600" draw:enhanced-path="M 0 0 L 21600 0 21600 21600 0 21600 Z N"/></draw:custom-shape><draw:custom-shape svg:x="0.42431in" svg:y="3.06597in" svg:width="0.79167in" svg:height="0.71667in" draw:z-index="251692032" draw:id="id36" draw:style-name="a36" draw:name="Rechthoek 5" text:anchor-type="paragraph"><svg:title/><svg:desc/><text:p text:style-name="P15">Stukje13</text:p><draw:enhanced-geometry draw:type="non-primitive" svg:viewBox="0 0 21600 21600" draw:enhanced-path="M 0 0 L 21600 0 21600 21600 0 21600 Z N"/></draw:custom-shape><draw:custom-shape svg:x="-0.22569in" svg:y="2.24097in" svg:width="0.69167in" svg:height="0.69167in" draw:z-index="251706368" draw:id="id37" draw:style-name="a37" draw:name="Rechthoek 5" text:anchor-type="paragraph"><svg:title/><svg:desc/><text:p text:style-name="P16">Stukje5</text:p><draw:enhanced-geometry draw:type="non-primitive" svg:viewBox="0 0 21600 21600" draw:enhanced-path="M 0 0 L 21600 0 21600 21600 0 21600 Z N"/></draw:custom-shape><draw:connector draw:type="line" svg:x1="2.71597in" svg:y1="0.41597in" svg:x2="2.04097in" svg:y2="0.44931in" draw:z-index="251662336" draw:id="id38" draw:style-name="a38" draw:name="Rechte verbindingslijn 4" text:anchor-type="paragraph"><svg:title/><svg:desc/></draw:connector><draw:connector draw:type="line" svg:x1="4.62431in" svg:y1="1.87431in" svg:x2="4.48264in" svg:y2="1.75764in" draw:z-index="251726848" draw:id="id39" draw:style-name="a39" draw:name="Rechte verbindingslijn 4" text:anchor-type="paragraph"><svg:title/><svg:desc/></draw:connector><draw:connector draw:type="line" svg:x1="0.34931in" svg:y1="2.23264in" svg:x2="0.42431in" svg:y2="1.94931in" draw:z-index="251724800" draw:id="id40" draw:style-name="a40" draw:name="Rechte verbindingslijn 4" text:anchor-type="paragraph"><svg:title/><svg:desc/></draw:connector><draw:connector draw:type="line" svg:x1="1.27431in" svg:y1="2.17431in" svg:x2="1.11597in" svg:y2="1.92431in" draw:z-index="251716608" draw:id="id41" draw:style-name="a41" draw:name="Rechte verbindingslijn 4" text:anchor-type="paragraph"><svg:title/><svg:desc/></draw:connector><draw:custom-shape svg:x="1.23264in" svg:y="2.08264in" svg:width="0.69167in" svg:height="0.69167in" draw:z-index="251696128" draw:id="id42" draw:style-name="a42" draw:name="Rechthoek 5" text:anchor-type="paragraph"><svg:title/><svg:desc/><text:p text:style-name="P17">Stukje?</text:p><draw:enhanced-geometry draw:type="non-primitive" svg:viewBox="0 0 21600 21600" draw:enhanced-path="M 0 0 L 21600 0 21600 21600 0 21600 Z N"/></draw:custom-shape><draw:custom-shape svg:x="0.45764in" svg:y="1.24097in" svg:width="0.69167in" svg:height="0.69167in" draw:z-index="251704320" draw:id="id43" draw:style-name="a43" draw:name="Rechthoek 5" text:anchor-type="paragraph"><svg:title/><svg:desc/><text:p text:style-name="P18">Stukje4</text:p><draw:enhanced-geometry draw:type="non-primitive" svg:viewBox="0 0 21600 21600" draw:enhanced-path="M 0 0 L 21600 0 21600 21600 0 21600 Z N"/></draw:custom-shape><draw:connector draw:type="line" svg:x1="1.34097in" svg:y1="1.09931in" svg:x2="1.14931in" svg:y2="1.23264in" draw:z-index="251718656" draw:id="id44" draw:style-name="a44" draw:name="Rechte verbindingslijn 4" text:anchor-type="paragraph"><svg:title/><svg:desc/></draw:connector><draw:connector draw:type="line" svg:x1="2.15764in" svg:y1="1.20764in" svg:x2="2.01597in" svg:y2="1.05764in" draw:z-index="251722752" draw:id="id45" draw:style-name="a45" draw:name="Rechte verbindingslijn 4" text:anchor-type="paragraph"><svg:title/><svg:desc/></draw:connector><draw:custom-shape svg:x="2.09097in" svg:y="1.17431in" svg:width="0.69167in" svg:height="0.69167in" draw:z-index="251694080" draw:id="id46" draw:style-name="a46" draw:name="Rechthoek 5" text:anchor-type="paragraph"><svg:title/><svg:desc/><text:p text:style-name="P19">Stukje9</text:p><draw:enhanced-geometry draw:type="non-primitive" svg:viewBox="0 0 21600 21600" draw:enhanced-path="M 0 0 L 21600 0 21600 21600 0 21600 Z N"/></draw:custom-shape><draw:custom-shape svg:x="1.39097in" svg:y="0.39931in" svg:width="0.69167in" svg:height="0.69167in" draw:z-index="251665408" draw:id="id47" draw:style-name="a47" draw:name="Rechthoek 5" text:anchor-type="paragraph"><svg:title/><svg:desc/><text:p text:style-name="P20">Stukje3</text:p><draw:enhanced-geometry draw:type="non-primitive" svg:viewBox="0 0 21600 21600" draw:enhanced-path="M 0 0 L 21600 0 21600 21600 0 21600 Z N"/></draw:custom-shape><draw:connector draw:type="line" svg:x1="3.08264in" svg:y1="-0.86736in" svg:x2="3.07431in" svg:y2="-0.69236in" draw:z-index="251710464" draw:id="id48" draw:style-name="a48" draw:name="Rechte verbindingslijn 7" text:anchor-type="paragraph"><svg:title/><svg:desc/></draw:connector><draw:custom-shape svg:x="0in" svg:y="-0.70903in" svg:width="0.69167in" svg:height="0.69167in" draw:z-index="251677696" draw:id="id49" draw:style-name="a49" draw:name="Rechthoek 5" text:anchor-type="paragraph"><svg:title/><svg:desc/><text:p text:style-name="P21">start</text:p><draw:enhanced-geometry draw:type="non-primitive" svg:viewBox="0 0 21600 21600" draw:enhanced-path="M 0 0 L 21600 0 21600 21600 0 21600 Z N"/></draw:custom-shape><draw:connector draw:type="line" svg:x1="3.06597in" svg:y1="-0.12569in" svg:x2="3.05764in" svg:y2="0.09931in" draw:z-index="251660288" draw:id="id50" draw:style-name="a50" draw:name="Rechte verbindingslijn 2" text:anchor-type="paragraph"><svg:title/><svg:desc/></draw:connector><draw:custom-shape svg:x="3.04097in" svg:y="-0.93403in" svg:width="0.1in" svg:height="0.09167in" draw:z-index="251659264" draw:id="id51" draw:style-name="a51" draw:name="Ovaal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82431in" svg:y="1.06597in" svg:width="0.69167in" svg:height="0.69167in" draw:z-index="251698176" draw:id="id52" draw:style-name="a52" draw:name="Rechthoek 5" text:anchor-type="paragraph"><svg:title/><svg:desc/><text:p text:style-name="P22">Stukje8</text:p><draw:enhanced-geometry draw:type="non-primitive" svg:viewBox="0 0 21600 21600" draw:enhanced-path="M 0 0 L 21600 0 21600 21600 0 21600 Z N"/></draw:custom-shape><draw:connector draw:type="line" svg:x1="3.43264in" svg:y1="0.69931in" svg:x2="3.79931in" svg:y2="1.04931in" draw:z-index="251709440" draw:id="id53" draw:style-name="a53" draw:name="Rechte verbindingslijn 6" text:anchor-type="paragraph"><svg:title/><svg:desc/></draw:connector><draw:custom-shape svg:x="4.04931in" svg:y="0.04931in" svg:width="0.69167in" svg:height="0.69167in" draw:z-index="251708416" draw:id="id54" draw:style-name="a54" draw:name="Rechthoek 5" text:anchor-type="paragraph"><svg:title/><svg:desc/><text:p text:style-name="P23">Stukje2</text:p><draw:enhanced-geometry draw:type="non-primitive" svg:viewBox="0 0 21600 21600" draw:enhanced-path="M 0 0 L 21600 0 21600 21600 0 21600 Z N"/></draw:custom-shape><draw:connector draw:type="line" svg:x1="3.42431in" svg:y1="0.30764in" svg:x2="4.04931in" svg:y2="0.29931in" draw:z-index="251664384" draw:id="id55" draw:style-name="a55" draw:name="Rechte verbindingslijn 4" text:anchor-type="paragraph"><svg:title/><svg:desc/></draw:connector><draw:custom-shape svg:x="2.70764in" svg:y="0.12431in" svg:width="0.71667in" svg:height="0.575in" draw:z-index="251661312" draw:id="id56" draw:style-name="a56" draw:name="Rechthoek 3" text:anchor-type="paragraph"><svg:title/><svg:desc/><text:p text:style-name="P24">Stukje1</text:p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nnis ton</meta:initial-creator>
    <dc:creator>dennis ton</dc:creator>
    <meta:creation-date>2023-10-30T11:55:00Z</meta:creation-date>
    <dc:date>2023-10-30T11:55:00Z</dc:date>
    <meta:template xlink:href="Normal.dotm" xlink:type="simple"/>
    <meta:editing-cycles>2</meta:editing-cycles>
    <meta:editing-duration>PT60S</meta:editing-duration>
    <meta:document-statistic meta:page-count="1" meta:paragraph-count="1" meta:word-count="8" meta:character-count="57" meta:row-count="1" meta:non-whitespace-character-count="50"/>
  </office:meta>
</office:document-meta>
</file>